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7a17" officeooo:paragraph-rsid="00187a17"/>
    </style:style>
    <style:style style:name="T1" style:family="text">
      <style:text-properties officeooo:rsid="00187a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UCKA WEB</text:p>
      <text:p text:style-name="Standard"><text:a xlink:type="simple" xlink:href="https://www.youtube.com/watch?v=4ag1LsgIUc0" text:style-name="Internet_20_link" text:visited-style-name="Visited_20_Internet_20_Link"/></text:p>
      <text:p text:style-name="Standard"><text:a xlink:type="simple" xlink:href="https://www.youtube.com/watch?v=4ag1LsgIUc0" text:style-name="Internet_20_link" text:visited-style-name="Visited_20_Internet_20_Link">https://www.youtube.com/watch?v=4ag1LsgIUc0</text:a></text:p>
      <text:p text:style-name="Standard"/>
      <text:p text:style-name="Standard"><text:a xlink:type="simple" xlink:href="https://undraw.co/illustrations" text:style-name="Internet_20_link" text:visited-style-name="Visited_20_Internet_20_Link">https://undraw.co/illustrations</text:a></text:p>
      <text:p text:style-name="Standard"/>
      <text:p text:style-name="Standard"><text:a xlink:type="simple" xlink:href="https://navolnenoze.cz/prezentace/denisa-hobbs/" text:style-name="Internet_20_link" text:visited-style-name="Visited_20_Internet_20_Link">https://navolnenoze.cz/prezentace/denisa-hobbs/</text:a></text:p>
      <text:p text:style-name="Standard"/>
      <text:p text:style-name="Standard"><text:a xlink:type="simple" xlink:href="https://greatstack.dev/assets/portfolio-smith-react-js" text:style-name="Internet_20_link" text:visited-style-name="Visited_20_Internet_20_Link">https://greatstack.dev/assets/portfolio-smith-react-js</text:a></text:p>
      <text:p text:style-name="Standard"/>
      <text:p text:style-name="Standard"><text:a xlink:type="simple" xlink:href="https://www.pluralsight.com/resources/blog/guides/npm-start-for-react-tutorial-project" text:style-name="Internet_20_link" text:visited-style-name="Visited_20_Internet_20_Link">https://www.pluralsight.com/resources/blog/guides/npm-start-for-react-tutorial-project</text:a></text:p>
      <text:p text:style-name="Standard"/>
      <text:p text:style-name="Standard"><text:a xlink:type="simple" xlink:href="https://www.youtube.com/watch?v=5ZdHfJVAY-s" text:style-name="Internet_20_link" text:visited-style-name="Visited_20_Internet_20_Link">https://www.youtube.com/watch?v=5ZdHfJVAY-s</text:a></text:p>
      <text:p text:style-name="Standard"/>
      <text:p text:style-name="Standard"><text:a xlink:type="simple" xlink:href="https://www.heurekadevs.cz/martin-kristof-pro-frontendisty-jak-vyuzit-silu-spolecne-prace" text:style-name="Internet_20_link" text:visited-style-name="Visited_20_Internet_20_Link">https://www.heurekadevs.cz/martin-kristof-pro-frontendisty-jak-vyuzit-silu-spolecne-prace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3T17:43:43.422000000</meta:creation-date>
    <dc:date>2025-03-13T17:46:25.542000000</dc:date>
    <meta:editing-duration>PT4M31S</meta:editing-duration>
    <meta:editing-cycles>1</meta:editing-cycles>
    <meta:document-statistic meta:table-count="0" meta:image-count="0" meta:object-count="0" meta:page-count="1" meta:paragraph-count="8" meta:word-count="9" meta:character-count="402" meta:non-whitespace-character-count="401"/>
    <meta:generator>LibreOffice/7.5.5.2$Windows_X86_64 LibreOffice_project/ca8fe7424262805f223b9a2334bc7181abbcbf5e</meta:generator>
  </office:meta>
</office:document-meta>
</file>